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Heading_20_2">
      <style:paragraph-properties fo:text-align="justify" style:justify-single-word="false"/>
      <style:text-properties style:font-name="Mono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Heading_20_3">
      <style:paragraph-properties fo:margin-left="0cm" fo:margin-right="0cm" fo:text-indent="0cm" style:auto-text-indent="false" fo:padding="0cm" fo:border="none"/>
      <style:text-properties style:font-name="Mono"/>
    </style:style>
    <style:style style:name="P4" style:family="paragraph" style:parent-style-name="Heading_20_3">
      <style:paragraph-properties fo:margin-left="0cm" fo:margin-right="0cm" fo:text-indent="0cm" style:auto-text-indent="false" fo:padding="0cm" fo:border="none" fo:keep-with-next="always"/>
      <style:text-properties style:font-name="Mono"/>
    </style:style>
    <style:style style:name="P5" style:family="paragraph" style:parent-style-name="Heading_20_4">
      <style:paragraph-properties fo:margin-left="0cm" fo:margin-right="0cm" fo:text-indent="0cm" style:auto-text-indent="false" fo:padding="0cm" fo:border="none"/>
      <style:text-properties style:font-name="Mono"/>
    </style:style>
    <style:style style:name="P6" style:family="paragraph" style:parent-style-name="Standard">
      <style:paragraph-properties fo:text-align="center" style:justify-single-word="false"/>
      <style:text-properties style:font-name="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Mono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Mono"/>
    </style:style>
    <style:style style:name="P9" style:family="paragraph" style:parent-style-name="Standard">
      <style:paragraph-properties fo:text-align="justify" style:justify-single-word="false"/>
      <style:text-properties fo:color="#c9211e" loext:opacity="100%" style:font-name="Mono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999999" loext:opacity="100%" style:font-name="Mono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text-indent="0cm" style:auto-text-indent="false" fo:padding="0cm" fo:border="none"/>
      <style:text-properties style:font-name="Mono"/>
    </style:style>
    <style:style style:name="T1" style:family="text">
      <style:text-properties fo:color="#c9211e" loext:opacity="100%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2" style:family="text">
      <style:text-properties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3" style:family="text">
      <style:text-properties style:font-name="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ódulos ES6 (import/export)</text:h>
      <text:p text:style-name="P6"/>
      <text:h text:style-name="P2" text:outline-level="2"><text:bookmark text:name="introdução"/>Introdução</text:h>
      <text:p text:style-name="P12">Uma das principais adições ao JavaScript ES6 foram os módulos, que permitem aos desenvolvedores dividir seu código em pedaços reutilizáveis e independentes. Os módulos permitem a importação e exportação de objetos, funções e outros recursos entre arquivos JavaScript. Nesta aula, exploraremos como trabalhar com módulos em JavaScript ES6 e como importar e exportar recursos entre arquivos.</text:p>
      <text:h text:style-name="P3" text:outline-level="3"><text:bookmark text:name="1.-sintaxe-de-importação-e-exportação"/>1. Sintaxe de importação e exportação</text:h>
      <text:h text:style-name="P5" text:outline-level="4">Exportando recursos de um módulo</text:h>
      <text:p text:style-name="P12">Para exportar um recurso de um módulo, podemos usar a palavra-chave 'export'. Podemos exportar funções, objetos, classes e outros recursos da seguinte forma:</text:p>
      <text:p text:style-name="P10">// Exportando uma função</text:p>
      <text:p text:style-name="P9">export function minhaFuncao() {</text:p>
      <text:p text:style-name="P9"><text:s text:c="2"/>// ...</text:p>
      <text:p text:style-name="P9">}</text:p>
      <text:p text:style-name="P7"/>
      <text:p text:style-name="P10">// Exportando um objeto</text:p>
      <text:p text:style-name="P9">export const meuObjeto = {</text:p>
      <text:p text:style-name="P9"><text:s text:c="2"/>// ...</text:p>
      <text:p text:style-name="P9">}</text:p>
      <text:p text:style-name="P7"/>
      <text:p text:style-name="P10">// Exportando uma classe</text:p>
      <text:p text:style-name="P9">export class MinhaClasse {</text:p>
      <text:p text:style-name="P9"><text:s text:c="2"/>// ...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h text:style-name="P4" text:outline-level="3">Importando recursos de um módulo</text:h>
      <text:p text:style-name="P12">Para importar um recurso de um módulo, podemos usar a palavra-chave 'import'. Podemos importar funções, objetos, classes e outros recursos da seguinte forma:</text:p>
      <text:p text:style-name="P10">// Importando uma função</text:p>
      <text:p text:style-name="P9">import { minhaFuncao } from './meu-modulo.js';</text:p>
      <text:p text:style-name="P10">// Importando um objeto</text:p>
      <text:p text:style-name="P8"><text:span text:style-name="T1">import { meuObjeto } from './meu-modulo.js';</text:span></text:p>
      <text:p text:style-name="P10">// Importando uma classe</text:p>
      <text:p text:style-name="P9">import { MinhaClasse } from './meu-modulo.js';</text:p>
      <text:p text:style-name="P9"/>
      <text:p text:style-name="P9"/>
      <text:h text:style-name="P4" text:outline-level="3">Importando módulos em arquivos HTML</text:h>
      <text:p text:style-name="P11"><text:span text:style-name="T3">Para importar módulos em arquivos HTML, podemos usar a tag </text:span><text:span text:style-name="Source_20_Text"><text:span text:style-name="T3">&lt;script&gt;</text:span></text:span><text:span text:style-name="T3"> com o atributo </text:span><text:span text:style-name="Source_20_Text"><text:span text:style-name="T3">type="module"</text:span></text:span><text:span text:style-name="T3">:</text:span></text:p>
      <text:p text:style-name="P9"/>
      <text:p text:style-name="P9">&lt;!-- Importando um módulo em um arquivo HTML --&gt;</text:p>
      <text:p text:style-name="P9">&lt;script type="module" src="./meu-modulo.js"&gt;&lt;/script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4:13:55.829353696</meta:creation-date>
    <dc:date>2024-02-20T14:20:46.824806753</dc:date>
    <meta:editing-duration>PT6M51S</meta:editing-duration>
    <meta:editing-cycles>1</meta:editing-cycles>
    <meta:document-statistic meta:table-count="0" meta:image-count="0" meta:object-count="0" meta:page-count="2" meta:paragraph-count="30" meta:word-count="219" meta:character-count="1462" meta:non-whitespace-character-count="1268"/>
    <meta:generator>LibreOffice/24.2.0.3$Linux_X86_64 LibreOffice_project/da48488a73ddd66ea24cf16bbc4f7b9c08e9bea1</meta:generator>
  </office:meta>
</office:document-meta>
</file>